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6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pt" style:use-optimal-row-height="false" fo:break-before="auto"/>
    </style:style>
    <style:style style:name="ro2" style:family="table-row">
      <style:table-row-properties style:row-height="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0pt" style:use-optimal-row-height="false" fo:break-before="auto"/>
    </style:style>
    <style:style style:name="ro5" style:family="table-row">
      <style:table-row-properties style:row-height="22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36">
      <style:map style:condition="of:cell-content()!=0" style:apply-style-name="cf3"/>
      <style:map style:condition="of:cell-content()!=0" style:apply-style-name="cf4"/>
      <style:map style:condition="of:cell-content()!=0" style:apply-style-name="cf3"/>
      <style:map style:condition="of:cell-content()!=0" style:apply-style-name="cf4"/>
    </style:style>
    <style:style style:name="ce11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  <style:style style:name="ce12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  <style:style style:name="ce13" style:family="table-cell" style:parent-style-name="Default" style:data-style-name="N36">
      <style:map style:condition="of:cell-content()!=0" style:apply-style-name="cf3"/>
      <style:map style:condition="of:cell-content()!=0" style:apply-style-name="cf4"/>
      <style:map style:condition="of:cell-content()!=0" style:apply-style-name="cf3"/>
      <style:map style:condition="of:cell-content()!=0" style:apply-style-name="cf4"/>
    </style:style>
    <style:style style:name="ce14" style:family="table-cell" style:parent-style-name="Default" style:data-style-name="N36">
      <style:map style:condition="of:cell-content()!=0" style:apply-style-name="cf3"/>
      <style:map style:condition="of:cell-content()!=0" style:apply-style-name="cf4"/>
      <style:map style:condition="of:cell-content()!=0" style:apply-style-name="cf3"/>
      <style:map style:condition="of:cell-content()!=0" style:apply-style-name="cf4"/>
    </style:style>
    <style:style style:name="ce15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  <style:style style:name="ce16" style:family="table-cell" style:parent-style-name="Default" style:data-style-name="N36">
      <style:map style:condition="of:cell-content()!=0" style:apply-style-name="cf3"/>
      <style:map style:condition="of:cell-content()!=0" style:apply-style-name="cf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8-01T00:00:00" table:style-name="ce5">
            <text:p>2021/8/1</text:p>
          </table:table-cell>
          <table:table-cell office:value-type="float" office:value="757" table:style-name="ce6">
            <text:p>757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615" table:style-name="ce6">
            <text:p>615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266" table:style-name="ce6">
            <text:p>266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1112" table:style-name="ce6">
            <text:p>1,112<text:s/></text:p>
          </table:table-cell>
          <table:table-cell table:number-columns-repeated="16264"/>
        </table:table-row>
        <table:table-row table:style-name="ro2">
          <table:table-cell office:value-type="date" office:date-value="2021-08-02T00:00:00" table:style-name="ce5">
            <text:p>2021/8/2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47046" table:style-name="ce6">
            <text:p>47,046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580" table:style-name="ce6">
            <text:p>2,580<text:s/></text:p>
          </table:table-cell>
          <table:table-cell table:number-columns-repeated="16264"/>
        </table:table-row>
        <table:table-row table:style-name="ro2">
          <table:table-cell office:value-type="date" office:date-value="2021-08-03T00:00:00" table:style-name="ce5">
            <text:p>2021/8/3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49068" table:style-name="ce6">
            <text:p>49,068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616" table:style-name="ce6">
            <text:p>2,616<text:s/></text:p>
          </table:table-cell>
          <table:table-cell table:number-columns-repeated="16264"/>
        </table:table-row>
        <table:table-row table:style-name="ro2">
          <table:table-cell office:value-type="date" office:date-value="2021-08-04T00:00:00" table:style-name="ce5">
            <text:p>2021/8/4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3343" table:style-name="ce6">
            <text:p>23,343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50970" table:style-name="ce6">
            <text:p>50,970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30348" table:style-name="ce6">
            <text:p>30,348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721" table:style-name="ce6">
            <text:p>2,721<text:s/></text:p>
          </table:table-cell>
          <table:table-cell table:number-columns-repeated="16264"/>
        </table:table-row>
        <table:table-row table:style-name="ro2">
          <table:table-cell office:value-type="date" office:date-value="2021-08-05T00:00:00" table:style-name="ce5">
            <text:p>2021/8/5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52875" table:style-name="ce6">
            <text:p>52,87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30347" table:style-name="ce6">
            <text:p>30,34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2664" table:style-name="ce6">
            <text:p>2,664<text:s/></text:p>
          </table:table-cell>
          <table:table-cell table:number-columns-repeated="16264"/>
        </table:table-row>
        <table:table-row table:style-name="ro2">
          <table:table-cell office:value-type="date" office:date-value="2021-08-06T00:00:00" table:style-name="ce5">
            <text:p>2021/8/6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64815" table:style-name="ce6">
            <text:p>64,815<text:s/></text:p>
          </table:table-cell>
          <table:table-cell office:value-type="float" office:value="22598" table:style-name="ce6">
            <text:p>22,59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3188" table:style-name="ce6">
            <text:p>33,188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690" table:style-name="ce6">
            <text:p>2,690<text:s/></text:p>
          </table:table-cell>
          <table:table-cell table:number-columns-repeated="16264"/>
        </table:table-row>
        <table:table-row table:style-name="ro2">
          <table:table-cell office:value-type="date" office:date-value="2021-08-07T00:00:00" table:style-name="ce5">
            <text:p>2021/8/7</text:p>
          </table:table-cell>
          <table:table-cell office:value-type="float" office:value="687" table:style-name="ce6">
            <text:p>687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34085" table:style-name="ce6">
            <text:p>34,085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03" table:style-name="ce6">
            <text:p>303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507" table:style-name="ce6">
            <text:p>507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055" table:style-name="ce6">
            <text:p>1,055<text:s/></text:p>
          </table:table-cell>
          <table:table-cell table:number-columns-repeated="16264"/>
        </table:table-row>
        <table:table-row table:style-name="ro2">
          <table:table-cell office:value-type="date" office:date-value="2021-08-08T00:00:00" table:style-name="ce5">
            <text:p>2021/8/8</text:p>
          </table:table-cell>
          <table:table-cell office:value-type="float" office:value="840" table:style-name="ce6">
            <text:p>840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531" table:style-name="ce6">
            <text:p>531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175" table:style-name="ce6">
            <text:p>1,175<text:s/></text:p>
          </table:table-cell>
          <table:table-cell table:number-columns-repeated="16264"/>
        </table:table-row>
        <table:table-row table:style-name="ro2">
          <table:table-cell office:value-type="date" office:date-value="2021-08-09T00:00:00" table:style-name="ce5">
            <text:p>2021/8/9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53474" table:style-name="ce6">
            <text:p>53,474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1305" table:style-name="ce6">
            <text:p>31,305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856" table:style-name="ce6">
            <text:p>2,856<text:s/></text:p>
          </table:table-cell>
          <table:table-cell table:number-columns-repeated="16264"/>
        </table:table-row>
        <table:table-row table:style-name="ro2">
          <table:table-cell office:value-type="date" office:date-value="2021-08-10T00:00:00" table:style-name="ce5">
            <text:p>2021/8/10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55983" table:style-name="ce6">
            <text:p>55,983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27471" table:style-name="ce6">
            <text:p>27,471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23691" table:style-name="ce6">
            <text:p>23,691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817" table:style-name="ce6">
            <text:p>2,817<text:s/></text:p>
          </table:table-cell>
          <table:table-cell table:number-columns-repeated="16264"/>
        </table:table-row>
        <table:table-row table:style-name="ro2">
          <table:table-cell office:value-type="date" office:date-value="2021-08-11T00:00:00" table:style-name="ce5">
            <text:p>2021/8/11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57533" table:style-name="ce6">
            <text:p>57,533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8112" table:style-name="ce6">
            <text:p>28,112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862" table:style-name="ce6">
            <text:p>2,862<text:s/></text:p>
          </table:table-cell>
          <table:table-cell table:number-columns-repeated="16264"/>
        </table:table-row>
        <table:table-row table:style-name="ro2">
          <table:table-cell office:value-type="date" office:date-value="2021-08-12T00:00:00" table:style-name="ce5">
            <text:p>2021/8/12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4877" table:style-name="ce6">
            <text:p>24,877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59131" table:style-name="ce6">
            <text:p>59,131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787" table:style-name="ce6">
            <text:p>2,787<text:s/></text:p>
          </table:table-cell>
          <table:table-cell table:number-columns-repeated="16264"/>
        </table:table-row>
        <table:table-row table:style-name="ro2">
          <table:table-cell office:value-type="date" office:date-value="2021-08-13T00:00:00" table:style-name="ce5">
            <text:p>2021/8/13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71637" table:style-name="ce6">
            <text:p>71,637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29593" table:style-name="ce6">
            <text:p>29,59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6443" table:style-name="ce6">
            <text:p>36,443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6580" table:style-name="ce6">
            <text:p>16,580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926" table:style-name="ce6">
            <text:p>2,926<text:s/></text:p>
          </table:table-cell>
          <table:table-cell table:number-columns-repeated="16264"/>
        </table:table-row>
        <table:table-row table:style-name="ro2">
          <table:table-cell office:value-type="date" office:date-value="2021-08-14T00:00:00" table:style-name="ce5">
            <text:p>2021/8/14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50638" table:style-name="ce6">
            <text:p>50,638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1531" table:style-name="ce6">
            <text:p>1,531<text:s/></text:p>
          </table:table-cell>
          <table:table-cell table:number-columns-repeated="16264"/>
        </table:table-row>
        <table:table-row table:style-name="ro2">
          <table:table-cell office:value-type="date" office:date-value="2021-08-15T00:00:00" table:style-name="ce5">
            <text:p>2021/8/15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2072" table:style-name="ce6">
            <text:p>42,072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433" table:style-name="ce6">
            <text:p>1,433<text:s/></text:p>
          </table:table-cell>
          <table:table-cell table:number-columns-repeated="16264"/>
        </table:table-row>
        <table:table-row table:style-name="ro2">
          <table:table-cell office:value-type="date" office:date-value="2021-08-16T00:00:00" table:style-name="ce5">
            <text:p>2021/8/16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59677" table:style-name="ce6">
            <text:p>59,67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8490" table:style-name="ce6">
            <text:p>28,490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33914" table:style-name="ce6">
            <text:p>33,914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929" table:style-name="ce6">
            <text:p>2,929<text:s/></text:p>
          </table:table-cell>
          <table:table-cell table:number-columns-repeated="16264"/>
        </table:table-row>
        <table:table-row table:style-name="ro2">
          <table:table-cell office:value-type="date" office:date-value="2021-08-17T00:00:00" table:style-name="ce5">
            <text:p>2021/8/17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25864" table:style-name="ce6">
            <text:p>25,864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60001" table:style-name="ce6">
            <text:p>60,001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22694" table:style-name="ce6">
            <text:p>22,694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9079" table:style-name="ce6">
            <text:p>29,079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34362" table:style-name="ce6">
            <text:p>34,36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2940" table:style-name="ce6">
            <text:p>2,940<text:s/></text:p>
          </table:table-cell>
          <table:table-cell table:number-columns-repeated="16264"/>
        </table:table-row>
        <table:table-row table:style-name="ro2">
          <table:table-cell office:value-type="date" office:date-value="2021-08-18T00:00:00" table:style-name="ce5">
            <text:p>2021/8/18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60490" table:style-name="ce6">
            <text:p>60,49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7134" table:style-name="ce6">
            <text:p>17,13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22867" table:style-name="ce6">
            <text:p>22,867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29421" table:style-name="ce6">
            <text:p>29,421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027" table:style-name="ce6">
            <text:p>3,027<text:s/></text:p>
          </table:table-cell>
          <table:table-cell table:number-columns-repeated="16264"/>
        </table:table-row>
        <table:table-row table:style-name="ro2">
          <table:table-cell office:value-type="date" office:date-value="2021-08-19T00:00:00" table:style-name="ce5">
            <text:p>2021/8/19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7180" table:style-name="ce6">
            <text:p>17,180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61810" table:style-name="ce6">
            <text:p>61,810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7098" table:style-name="ce6">
            <text:p>17,098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7062" table:style-name="ce6">
            <text:p>17,062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978" table:style-name="ce6">
            <text:p>2,978<text:s/></text:p>
          </table:table-cell>
          <table:table-cell table:number-columns-repeated="16264"/>
        </table:table-row>
        <table:table-row table:style-name="ro2">
          <table:table-cell office:value-type="date" office:date-value="2021-08-20T00:00:00" table:style-name="ce5">
            <text:p>2021/8/20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1526" table:style-name="ce6">
            <text:p>21,526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74532" table:style-name="ce6">
            <text:p>74,532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31423" table:style-name="ce6">
            <text:p>31,423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38490" table:style-name="ce6">
            <text:p>38,490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100" table:style-name="ce6">
            <text:p>3,100<text:s/></text:p>
          </table:table-cell>
          <table:table-cell table:number-columns-repeated="16264"/>
        </table:table-row>
        <table:table-row table:style-name="ro2">
          <table:table-cell office:value-type="date" office:date-value="2021-08-21T00:00:00" table:style-name="ce5">
            <text:p>2021/8/21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0413" table:style-name="ce6">
            <text:p>20,413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50418" table:style-name="ce6">
            <text:p>50,418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647" table:style-name="ce6">
            <text:p>1,647<text:s/></text:p>
          </table:table-cell>
          <table:table-cell table:number-columns-repeated="16264"/>
        </table:table-row>
        <table:table-row table:style-name="ro2">
          <table:table-cell office:value-type="date" office:date-value="2021-08-22T00:00:00" table:style-name="ce5">
            <text:p>2021/8/22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43356" table:style-name="ce6">
            <text:p>43,356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612" table:style-name="ce6">
            <text:p>612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442" table:style-name="ce6">
            <text:p>1,442<text:s/></text:p>
          </table:table-cell>
          <table:table-cell table:number-columns-repeated="16264"/>
        </table:table-row>
        <table:table-row table:style-name="ro2">
          <table:table-cell office:value-type="date" office:date-value="2021-08-23T00:00:00" table:style-name="ce5">
            <text:p>2021/8/23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62396" table:style-name="ce6">
            <text:p>62,396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934" table:style-name="ce6">
            <text:p>2,934<text:s/></text:p>
          </table:table-cell>
          <table:table-cell table:number-columns-repeated="16264"/>
        </table:table-row>
        <table:table-row table:style-name="ro2">
          <table:table-cell office:value-type="date" office:date-value="2021-08-24T00:00:00" table:style-name="ce5">
            <text:p>2021/8/24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63306" table:style-name="ce6">
            <text:p>63,306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0028" table:style-name="ce6">
            <text:p>30,028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36465" table:style-name="ce6">
            <text:p>36,465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010" table:style-name="ce6">
            <text:p>3,010<text:s/></text:p>
          </table:table-cell>
          <table:table-cell table:number-columns-repeated="16264"/>
        </table:table-row>
        <table:table-row table:style-name="ro2">
          <table:table-cell office:value-type="date" office:date-value="2021-08-25T00:00:00" table:style-name="ce5">
            <text:p>2021/8/25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65962" table:style-name="ce6">
            <text:p>65,962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31592" table:style-name="ce6">
            <text:p>31,592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37377" table:style-name="ce6">
            <text:p>37,377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064" table:style-name="ce6">
            <text:p>3,064<text:s/></text:p>
          </table:table-cell>
          <table:table-cell table:number-columns-repeated="16264"/>
        </table:table-row>
        <table:table-row table:style-name="ro2">
          <table:table-cell office:value-type="date" office:date-value="2021-08-26T00:00:00" table:style-name="ce5">
            <text:p>2021/8/26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68499" table:style-name="ce6">
            <text:p>68,499<text:s/></text:p>
          </table:table-cell>
          <table:table-cell office:value-type="float" office:value="26350" table:style-name="ce6">
            <text:p>26,350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31813" table:style-name="ce6">
            <text:p>31,813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38391" table:style-name="ce6">
            <text:p>38,391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135" table:style-name="ce6">
            <text:p>3,135<text:s/></text:p>
          </table:table-cell>
          <table:table-cell table:number-columns-repeated="16264"/>
        </table:table-row>
        <table:table-row table:style-name="ro2">
          <table:table-cell office:value-type="date" office:date-value="2021-08-27T00:00:00" table:style-name="ce5">
            <text:p>2021/8/27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82639" table:style-name="ce6">
            <text:p>82,639<text:s/></text:p>
          </table:table-cell>
          <table:table-cell office:value-type="float" office:value="29380" table:style-name="ce6">
            <text:p>29,380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35159" table:style-name="ce6">
            <text:p>35,15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2383" table:style-name="ce6">
            <text:p>42,383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167" table:style-name="ce6">
            <text:p>3,167<text:s/></text:p>
          </table:table-cell>
          <table:table-cell table:number-columns-repeated="16264"/>
        </table:table-row>
        <table:table-row table:style-name="ro2">
          <table:table-cell office:value-type="date" office:date-value="2021-08-28T00:00:00" table:style-name="ce5">
            <text:p>2021/8/28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23824" table:style-name="ce6">
            <text:p>23,824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59386" table:style-name="ce6">
            <text:p>59,386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460" table:style-name="ce6">
            <text:p>46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717" table:style-name="ce6">
            <text:p>1,717<text:s/></text:p>
          </table:table-cell>
          <table:table-cell table:number-columns-repeated="16264"/>
        </table:table-row>
        <table:table-row table:style-name="ro2">
          <table:table-cell office:value-type="date" office:date-value="2021-08-29T00:00:00" table:style-name="ce5">
            <text:p>2021/8/29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51783" table:style-name="ce6">
            <text:p>51,783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23284" table:style-name="ce6">
            <text:p>23,284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1554" table:style-name="ce6">
            <text:p>1,554<text:s/></text:p>
          </table:table-cell>
          <table:table-cell table:number-columns-repeated="16264"/>
        </table:table-row>
        <table:table-row table:style-name="ro2">
          <table:table-cell office:value-type="date" office:date-value="2021-08-30T00:00:00" table:style-name="ce5">
            <text:p>2021/8/30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7100" table:style-name="ce6">
            <text:p>17,10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67795" table:style-name="ce6">
            <text:p>67,795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9632" table:style-name="ce6">
            <text:p>19,632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19743" table:style-name="ce6">
            <text:p>19,743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24907" table:style-name="ce6">
            <text:p>24,90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32577" table:style-name="ce6">
            <text:p>32,57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37796" table:style-name="ce6">
            <text:p>37,796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3048" table:style-name="ce6">
            <text:p>3,048<text:s/></text:p>
          </table:table-cell>
          <table:table-cell table:number-columns-repeated="16264"/>
        </table:table-row>
        <table:table-row table:style-name="ro2">
          <table:table-cell office:value-type="date" office:date-value="2021-08-31T00:00:00" table:style-name="ce5">
            <text:p>2021/8/31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27742" table:style-name="ce6">
            <text:p>27,742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68335" table:style-name="ce6">
            <text:p>68,335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32621" table:style-name="ce6">
            <text:p>32,621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38824" table:style-name="ce6">
            <text:p>38,824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084" table:style-name="ce6">
            <text:p>3,084<text:s/></text:p>
          </table:table-cell>
          <table:table-cell table:number-columns-repeated="16264"/>
        </table:table-row>
        <table:table-row table:style-name="ro3">
          <table:table-cell/>
          <table:table-cell table:number-columns-repeated="119" table:style-name="ce8"/>
          <table:table-cell table:number-columns-repeated="16264" table:style-name="ce1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0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1"/>
          <table:table-cell table:number-columns-repeated="16263"/>
        </table:table-row>
        <table:table-row table:number-rows-repeated="3" table:style-name="ro3">
          <table:table-cell/>
          <table:table-cell table:number-columns-repeated="119" table:style-name="ce8"/>
          <table:table-cell table:number-columns-repeated="16264" table:style-name="ce1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6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8-01T00:00:00" table:style-name="ce5">
            <text:p>2021/8/1</text:p>
          </table:table-cell>
          <table:table-cell office:value-type="float" office:value="817" table:style-name="ce6">
            <text:p>817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828" table:style-name="ce6">
            <text:p>828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2417" table:style-name="ce6">
            <text:p>32,417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40" table:style-name="ce6">
            <text:p>240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545" table:style-name="ce6">
            <text:p>545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011" table:style-name="ce6">
            <text:p>1,011<text:s/></text:p>
          </table:table-cell>
          <table:table-cell table:number-columns-repeated="16264"/>
        </table:table-row>
        <table:table-row table:style-name="ro2">
          <table:table-cell office:value-type="date" office:date-value="2021-08-02T00:00:00" table:style-name="ce5">
            <text:p>2021/8/2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51100" table:style-name="ce6">
            <text:p>51,100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665" table:style-name="ce6">
            <text:p>2,665<text:s/></text:p>
          </table:table-cell>
          <table:table-cell table:number-columns-repeated="16264"/>
        </table:table-row>
        <table:table-row table:style-name="ro2">
          <table:table-cell office:value-type="date" office:date-value="2021-08-03T00:00:00" table:style-name="ce5">
            <text:p>2021/8/3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50108" table:style-name="ce6">
            <text:p>50,108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645" table:style-name="ce6">
            <text:p>2,645<text:s/></text:p>
          </table:table-cell>
          <table:table-cell table:number-columns-repeated="16264"/>
        </table:table-row>
        <table:table-row table:style-name="ro2">
          <table:table-cell office:value-type="date" office:date-value="2021-08-04T00:00:00" table:style-name="ce5">
            <text:p>2021/8/4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51852" table:style-name="ce6">
            <text:p>51,852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784" table:style-name="ce6">
            <text:p>2,784<text:s/></text:p>
          </table:table-cell>
          <table:table-cell table:number-columns-repeated="16264"/>
        </table:table-row>
        <table:table-row table:style-name="ro2">
          <table:table-cell office:value-type="date" office:date-value="2021-08-05T00:00:00" table:style-name="ce5">
            <text:p>2021/8/5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52336" table:style-name="ce6">
            <text:p>52,336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29106" table:style-name="ce6">
            <text:p>29,106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695" table:style-name="ce6">
            <text:p>2,695<text:s/></text:p>
          </table:table-cell>
          <table:table-cell table:number-columns-repeated="16264"/>
        </table:table-row>
        <table:table-row table:style-name="ro2">
          <table:table-cell office:value-type="date" office:date-value="2021-08-06T00:00:00" table:style-name="ce5">
            <text:p>2021/8/6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56449" table:style-name="ce6">
            <text:p>56,449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722" table:style-name="ce6">
            <text:p>2,722<text:s/></text:p>
          </table:table-cell>
          <table:table-cell table:number-columns-repeated="16264"/>
        </table:table-row>
        <table:table-row table:style-name="ro2">
          <table:table-cell office:value-type="date" office:date-value="2021-08-07T00:00:00" table:style-name="ce5">
            <text:p>2021/8/7</text:p>
          </table:table-cell>
          <table:table-cell office:value-type="float" office:value="738" table:style-name="ce6">
            <text:p>738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1059" table:style-name="ce6">
            <text:p>31,059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297" table:style-name="ce6">
            <text:p>297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154" table:style-name="ce6">
            <text:p>1,154<text:s/></text:p>
          </table:table-cell>
          <table:table-cell table:number-columns-repeated="16264"/>
        </table:table-row>
        <table:table-row table:style-name="ro2">
          <table:table-cell office:value-type="date" office:date-value="2021-08-08T00:00:00" table:style-name="ce5">
            <text:p>2021/8/8</text:p>
          </table:table-cell>
          <table:table-cell office:value-type="float" office:value="946" table:style-name="ce6">
            <text:p>94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568" table:style-name="ce6">
            <text:p>568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1333" table:style-name="ce6">
            <text:p>41,333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086" table:style-name="ce6">
            <text:p>1,086<text:s/></text:p>
          </table:table-cell>
          <table:table-cell table:number-columns-repeated="16264"/>
        </table:table-row>
        <table:table-row table:style-name="ro2">
          <table:table-cell office:value-type="date" office:date-value="2021-08-09T00:00:00" table:style-name="ce5">
            <text:p>2021/8/9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59648" table:style-name="ce6">
            <text:p>59,648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21421" table:style-name="ce6">
            <text:p>21,421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6463" table:style-name="ce6">
            <text:p>26,46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2797" table:style-name="ce6">
            <text:p>2,797<text:s/></text:p>
          </table:table-cell>
          <table:table-cell table:number-columns-repeated="16264"/>
        </table:table-row>
        <table:table-row table:style-name="ro2">
          <table:table-cell office:value-type="date" office:date-value="2021-08-10T00:00:00" table:style-name="ce5">
            <text:p>2021/8/10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5640" table:style-name="ce6">
            <text:p>15,640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58193" table:style-name="ce6">
            <text:p>58,193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6981" table:style-name="ce6">
            <text:p>16,981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31657" table:style-name="ce6">
            <text:p>31,65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2888" table:style-name="ce6">
            <text:p>2,888<text:s/></text:p>
          </table:table-cell>
          <table:table-cell table:number-columns-repeated="16264"/>
        </table:table-row>
        <table:table-row table:style-name="ro2">
          <table:table-cell office:value-type="date" office:date-value="2021-08-11T00:00:00" table:style-name="ce5">
            <text:p>2021/8/11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58687" table:style-name="ce6">
            <text:p>58,687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1-08-12T00:00:00" table:style-name="ce5">
            <text:p>2021/8/12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9278" table:style-name="ce6">
            <text:p>19,27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59340" table:style-name="ce6">
            <text:p>59,340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835" table:style-name="ce6">
            <text:p>2,835<text:s/></text:p>
          </table:table-cell>
          <table:table-cell table:number-columns-repeated="16264"/>
        </table:table-row>
        <table:table-row table:style-name="ro2">
          <table:table-cell office:value-type="date" office:date-value="2021-08-13T00:00:00" table:style-name="ce5">
            <text:p>2021/8/13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65024" table:style-name="ce6">
            <text:p>65,024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919" table:style-name="ce6">
            <text:p>2,919<text:s/></text:p>
          </table:table-cell>
          <table:table-cell table:number-columns-repeated="16264"/>
        </table:table-row>
        <table:table-row table:style-name="ro2">
          <table:table-cell office:value-type="date" office:date-value="2021-08-14T00:00:00" table:style-name="ce5">
            <text:p>2021/8/14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892" table:style-name="ce6">
            <text:p>89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8726" table:style-name="ce6">
            <text:p>48,726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5082" table:style-name="ce6">
            <text:p>15,08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4266" table:style-name="ce6">
            <text:p>14,266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423" table:style-name="ce6">
            <text:p>1,423<text:s/></text:p>
          </table:table-cell>
          <table:table-cell table:number-columns-repeated="16264"/>
        </table:table-row>
        <table:table-row table:style-name="ro2">
          <table:table-cell office:value-type="date" office:date-value="2021-08-15T00:00:00" table:style-name="ce5">
            <text:p>2021/8/15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50646" table:style-name="ce6">
            <text:p>50,646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305" table:style-name="ce6">
            <text:p>1,305<text:s/></text:p>
          </table:table-cell>
          <table:table-cell table:number-columns-repeated="16264"/>
        </table:table-row>
        <table:table-row table:style-name="ro2">
          <table:table-cell office:value-type="date" office:date-value="2021-08-16T00:00:00" table:style-name="ce5">
            <text:p>2021/8/16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64438" table:style-name="ce6">
            <text:p>64,438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935" table:style-name="ce6">
            <text:p>2,935<text:s/></text:p>
          </table:table-cell>
          <table:table-cell table:number-columns-repeated="16264"/>
        </table:table-row>
        <table:table-row table:style-name="ro2">
          <table:table-cell office:value-type="date" office:date-value="2021-08-17T00:00:00" table:style-name="ce5">
            <text:p>2021/8/17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62366" table:style-name="ce6">
            <text:p>62,366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32771" table:style-name="ce6">
            <text:p>32,771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935" table:style-name="ce6">
            <text:p>2,935<text:s/></text:p>
          </table:table-cell>
          <table:table-cell table:number-columns-repeated="16264"/>
        </table:table-row>
        <table:table-row table:style-name="ro2">
          <table:table-cell office:value-type="date" office:date-value="2021-08-18T00:00:00" table:style-name="ce5">
            <text:p>2021/8/18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18428" table:style-name="ce6">
            <text:p>18,428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61824" table:style-name="ce6">
            <text:p>61,824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24295" table:style-name="ce6">
            <text:p>24,295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8-19T00:00:00" table:style-name="ce5">
            <text:p>2021/8/19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61666" table:style-name="ce6">
            <text:p>61,666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005" table:style-name="ce6">
            <text:p>3,005<text:s/></text:p>
          </table:table-cell>
          <table:table-cell table:number-columns-repeated="16264"/>
        </table:table-row>
        <table:table-row table:style-name="ro2">
          <table:table-cell office:value-type="date" office:date-value="2021-08-20T00:00:00" table:style-name="ce5">
            <text:p>2021/8/20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21218" table:style-name="ce6">
            <text:p>21,218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67248" table:style-name="ce6">
            <text:p>67,248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1974" table:style-name="ce6">
            <text:p>31,974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3993" table:style-name="ce6">
            <text:p>23,993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163" table:style-name="ce6">
            <text:p>3,163<text:s/></text:p>
          </table:table-cell>
          <table:table-cell table:number-columns-repeated="16264"/>
        </table:table-row>
        <table:table-row table:style-name="ro2">
          <table:table-cell office:value-type="date" office:date-value="2021-08-21T00:00:00" table:style-name="ce5">
            <text:p>2021/8/21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47822" table:style-name="ce6">
            <text:p>47,822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660" table:style-name="ce6">
            <text:p>1,660<text:s/></text:p>
          </table:table-cell>
          <table:table-cell table:number-columns-repeated="16264"/>
        </table:table-row>
        <table:table-row table:style-name="ro2">
          <table:table-cell office:value-type="date" office:date-value="2021-08-22T00:00:00" table:style-name="ce5">
            <text:p>2021/8/22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52634" table:style-name="ce6">
            <text:p>52,634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96" table:style-name="ce6">
            <text:p>396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259" table:style-name="ce6">
            <text:p>1,259<text:s/></text:p>
          </table:table-cell>
          <table:table-cell table:number-columns-repeated="16264"/>
        </table:table-row>
        <table:table-row table:style-name="ro2">
          <table:table-cell office:value-type="date" office:date-value="2021-08-23T00:00:00" table:style-name="ce5">
            <text:p>2021/8/23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67333" table:style-name="ce6">
            <text:p>67,333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953" table:style-name="ce6">
            <text:p>2,953<text:s/></text:p>
          </table:table-cell>
          <table:table-cell table:number-columns-repeated="16264"/>
        </table:table-row>
        <table:table-row table:style-name="ro2">
          <table:table-cell office:value-type="date" office:date-value="2021-08-24T00:00:00" table:style-name="ce5">
            <text:p>2021/8/24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4516" table:style-name="ce6">
            <text:p>24,516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66242" table:style-name="ce6">
            <text:p>66,242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21174" table:style-name="ce6">
            <text:p>21,174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5365" table:style-name="ce6">
            <text:p>35,365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011" table:style-name="ce6">
            <text:p>3,011<text:s/></text:p>
          </table:table-cell>
          <table:table-cell table:number-columns-repeated="16264"/>
        </table:table-row>
        <table:table-row table:style-name="ro2">
          <table:table-cell office:value-type="date" office:date-value="2021-08-25T00:00:00" table:style-name="ce5">
            <text:p>2021/8/25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67302" table:style-name="ce6">
            <text:p>67,302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32013" table:style-name="ce6">
            <text:p>32,013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35613" table:style-name="ce6">
            <text:p>35,613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974" table:style-name="ce6">
            <text:p>2,974<text:s/></text:p>
          </table:table-cell>
          <table:table-cell table:number-columns-repeated="16264"/>
        </table:table-row>
        <table:table-row table:style-name="ro2">
          <table:table-cell office:value-type="date" office:date-value="2021-08-26T00:00:00" table:style-name="ce5">
            <text:p>2021/8/26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68914" table:style-name="ce6">
            <text:p>68,914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32339" table:style-name="ce6">
            <text:p>32,33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36774" table:style-name="ce6">
            <text:p>36,774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089" table:style-name="ce6">
            <text:p>3,089<text:s/></text:p>
          </table:table-cell>
          <table:table-cell table:number-columns-repeated="16264"/>
        </table:table-row>
        <table:table-row table:style-name="ro2">
          <table:table-cell office:value-type="date" office:date-value="2021-08-27T00:00:00" table:style-name="ce5">
            <text:p>2021/8/27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28985" table:style-name="ce6">
            <text:p>28,985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20413" table:style-name="ce6">
            <text:p>20,41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76018" table:style-name="ce6">
            <text:p>76,018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34972" table:style-name="ce6">
            <text:p>34,97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273" table:style-name="ce6">
            <text:p>3,273<text:s/></text:p>
          </table:table-cell>
          <table:table-cell table:number-columns-repeated="16264"/>
        </table:table-row>
        <table:table-row table:style-name="ro2">
          <table:table-cell office:value-type="date" office:date-value="2021-08-28T00:00:00" table:style-name="ce5">
            <text:p>2021/8/28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7338" table:style-name="ce6">
            <text:p>57,338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20968" table:style-name="ce6">
            <text:p>20,968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98" table:style-name="ce6">
            <text:p>498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8-29T00:00:00" table:style-name="ce5">
            <text:p>2021/8/29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61444" table:style-name="ce6">
            <text:p>61,444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416" table:style-name="ce6">
            <text:p>1,416<text:s/></text:p>
          </table:table-cell>
          <table:table-cell table:number-columns-repeated="16264"/>
        </table:table-row>
        <table:table-row table:style-name="ro2">
          <table:table-cell office:value-type="date" office:date-value="2021-08-30T00:00:00" table:style-name="ce5">
            <text:p>2021/8/30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5809" table:style-name="ce6">
            <text:p>25,809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74082" table:style-name="ce6">
            <text:p>74,082<text:s/></text:p>
          </table:table-cell>
          <table:table-cell office:value-type="float" office:value="24985" table:style-name="ce6">
            <text:p>24,985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33011" table:style-name="ce6">
            <text:p>33,01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101" table:style-name="ce6">
            <text:p>3,101<text:s/></text:p>
          </table:table-cell>
          <table:table-cell table:number-columns-repeated="16264"/>
        </table:table-row>
        <table:table-row table:style-name="ro2">
          <table:table-cell office:value-type="date" office:date-value="2021-08-31T00:00:00" table:style-name="ce5">
            <text:p>2021/8/31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71261" table:style-name="ce6">
            <text:p>71,261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32966" table:style-name="ce6">
            <text:p>32,966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37127" table:style-name="ce6">
            <text:p>37,127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060" table:style-name="ce6">
            <text:p>3,060<text:s/></text:p>
          </table:table-cell>
          <table:table-cell table:number-columns-repeated="16264"/>
        </table:table-row>
        <table:table-row table:style-name="ro3">
          <table:table-cell table:number-columns-repeated="120"/>
          <table:table-cell table:number-columns-repeated="16264" table:style-name="ce1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number-columns-repeated="16263"/>
        </table:table-row>
        <table:table-row table:number-rows-repeated="1048540" table:style-name="ro6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3" style:family="table-cell">
      <style:table-cell-properties fo:background-color="#FFFF00"/>
      <style:text-properties fo:color="#FF0000" fo:font-weight="bold" style:font-weight-asian="bold" style:font-weight-complex="bold" style:font-family-generic="roman"/>
    </style:style>
    <style:style style:name="cf4" style:family="table-cell">
      <style:text-properties fo:color="#FF0000" fo:font-weight="bold" style:font-weight-asian="bold" style:font-weight-complex="bold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meta:initial-creator>Y.C. CHUANG</meta:initial-creator>
    <dc:creator>Microsoft Office User</dc:creator>
    <meta:creation-date>2021-09-10T09:08:50Z</meta:creation-date>
    <dc:date>2021-10-06T22:09:08Z</dc:date>
  </office:meta>
</office:document-meta>
</file>